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200000031E8C7358EC.png"/>
  <manifest:file-entry manifest:media-type="image/png" manifest:full-path="Pictures/100002010000063B000003343C9A1442.png"/>
  <manifest:file-entry manifest:media-type="image/png" manifest:full-path="Pictures/10000201000005EE000002E8B5246E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Standard"><draw:frame draw:style-name="fr1" draw:name="images1" text:anchor-type="paragraph" svg:width="17cm" svg:height="8.738cm" draw:z-index="0"><draw:image xlink:href="Pictures/100002010000063B000003343C9A1442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s2" text:anchor-type="paragraph" svg:width="17cm" svg:height="8.65cm" draw:z-index="1"><draw:image xlink:href="Pictures/10000201000006200000031E8C7358EC.png" xlink:type="simple" xlink:show="embed" xlink:actuate="onLoad"/></draw:frame></text:p>
      <text:p text:style-name="Standard"/>
      <text:p text:style-name="Standard"><draw:frame draw:style-name="fr2" draw:name="images3" text:anchor-type="paragraph" svg:width="17cm" svg:height="8.331cm" draw:z-index="2"><draw:image xlink:href="Pictures/10000201000005EE000002E8B5246EA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SimSun1" style:font-size-asian="24pt" style:font-weight-asian="bold" style:font-name-complex="Lucida 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SimSun1" style:font-size-asian="18pt" style:font-weight-asian="bold" style:font-name-complex="Lucida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omere kouassi</meta:initial-creator>
    <meta:creation-date>2025-06-03T14:53:22.06</meta:creation-date>
    <dc:date>2025-06-03T15:51:37.43</dc:date>
    <dc:creator>homere kouassi</dc:creator>
    <meta:editing-duration>PT22M41S</meta:editing-duration>
    <meta:editing-cycles>2</meta:editing-cycles>
    <meta:generator>OpenOffice/4.1.15$Win32 OpenOffice.org_project/4115m2$Build-9813</meta:generator>
    <meta:document-statistic meta:table-count="0" meta:image-count="3" meta:object-count="0" meta:page-count="2" meta:paragraph-count="0" meta:word-count="0" meta:character-count="0"/>
  </office:meta>
</office:document-meta>
</file>